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8.55mm" svg:height="81.96mm" svg:x="0mm" svg:y="32.15mm">
            <draw:object draw:notify-on-update-of-ranges="Sheet1.K1:Sheet1.K1 Sheet1.K2:Sheet1.K6 Sheet1.L1:Sheet1.L1 Sheet1.L2:Sheet1.L6 Sheet1.M1:Sheet1.M1 Sheet1.M2:Sheet1.M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104.72mm" svg:x="125.35mm" svg:y="12.75mm">
            <draw:object draw:notify-on-update-of-ranges="Sheet1.K8:Sheet1.K9 Sheet1.L8:Sheet1.L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1.05.2015</text:p>
          </table:table-cell>
          <table:table-cell office:value-type="string" calcext:value-type="string">
            <text:p>User Stories (min)</text:p>
          </table:table-cell>
          <table:table-cell office:value-type="float" office:value="1738" calcext:value-type="float">
            <text:p>1738</text:p>
          </table:table-cell>
          <table:table-cell office:value-type="float" office:value="670" calcext:value-type="float">
            <text:p>67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string" calcext:value-type="string">
            <text:p>User Stories</text:p>
          </table:table-cell>
          <table:table-cell office:value-type="string" calcext:value-type="string">
            <text:p>Org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code.lauinger-it.de/studium/bp/milestones/1" xlink:type="simple">Sprint #1</text:a></text:p>
          </table:table-cell>
          <table:table-cell/>
          <table:table-cell office:value-type="string" calcext:value-type="string">
            <text:p>Orga (min)</text:p>
          </table:table-cell>
          <table:table-cell office:value-type="float" office:value="1648" calcext:value-type="float">
            <text:p>1648</text:p>
          </table:table-cell>
          <table:table-cell office:value-type="float" office:value="350" calcext:value-type="float">
            <text:p>350</text:p>
          </table:table-cell>
          <table:table-cell office:value-type="float" office:value="378" calcext:value-type="float">
            <text:p>378</text:p>
          </table:table-cell>
          <table:table-cell office:value-type="float" office:value="395" calcext:value-type="float">
            <text:p>395</text:p>
          </table:table-cell>
          <table:table-cell office:value-type="float" office:value="210" calcext:value-type="float">
            <text:p>210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Sprint 1</text:p>
          </table:table-cell>
          <table:table-cell table:formula="of:=[.N2]/60" office:value-type="float" office:value="28.9666666666667" calcext:value-type="float">
            <text:p>28,9666666667</text:p>
          </table:table-cell>
          <table:table-cell table:formula="of:=[.O2]/60" office:value-type="float" office:value="27.4666666666667" calcext:value-type="float">
            <text:p>27,4666666667</text:p>
          </table:table-cell>
          <table:table-cell office:value-type="float" office:value="1738" calcext:value-type="float">
            <text:p>1738</text:p>
          </table:table-cell>
          <table:table-cell office:value-type="float" office:value="1648" calcext:value-type="float">
            <text:p>1648</text:p>
          </table:table-cell>
        </table:table-row>
        <table:table-row table:style-name="ro3">
          <table:table-cell table:style-name="ce2"/>
          <table:table-cell/>
          <table:table-cell office:value-type="string" calcext:value-type="string">
            <text:p>Story Points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print 2</text:p>
          </table:table-cell>
          <table:table-cell table:formula="of:=[.N3]/60" office:value-type="float" office:value="46.1333333333333" calcext:value-type="float">
            <text:p>46,1333333333</text:p>
          </table:table-cell>
          <table:table-cell table:formula="of:=[.O3]/60" office:value-type="float" office:value="35.8166666666667" calcext:value-type="float">
            <text:p>35,8166666667</text:p>
          </table:table-cell>
          <table:table-cell office:value-type="float" office:value="2768" calcext:value-type="float">
            <text:p>2768</text:p>
          </table:table-cell>
          <table:table-cell office:value-type="float" office:value="2149" calcext:value-type="float">
            <text:p>2149</text:p>
          </table:table-cell>
        </table:table-row>
        <table:table-row table:style-name="ro2">
          <table:table-cell table:style-name="ce2"/>
          <table:table-cell table:style-name="ce1" office:value-type="string" calcext:value-type="string">
            <text:p>0,32 h/SP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3,14 SP/h</text:p>
          </table:table-cell>
          <table:table-cell table:style-name="ce2" table:number-columns-repeated="5"/>
          <table:table-cell/>
          <table:table-cell office:value-type="string" calcext:value-type="string">
            <text:p>Sprint 3</text:p>
          </table:table-cell>
          <table:table-cell table:formula="of:=[.N4]/60" office:value-type="float" office:value="16.5" calcext:value-type="float">
            <text:p>16,5</text:p>
          </table:table-cell>
          <table:table-cell table:formula="of:=[.O4]/60" office:value-type="float" office:value="26.9166666666667" calcext:value-type="float">
            <text:p>26,9166666667</text:p>
          </table:table-cell>
          <table:table-cell office:value-type="float" office:value="990" calcext:value-type="float">
            <text:p>990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5.05.2015</text:p>
          </table:table-cell>
          <table:table-cell office:value-type="string" calcext:value-type="string">
            <text:p>User Stories (min)</text:p>
          </table:table-cell>
          <table:table-cell office:value-type="float" office:value="2768" calcext:value-type="float">
            <text:p>2768</text:p>
          </table:table-cell>
          <table:table-cell office:value-type="float" office:value="1115" calcext:value-type="float">
            <text:p>1115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Sprint 4</text:p>
          </table:table-cell>
          <table:table-cell table:formula="of:=[.N5]/60" office:value-type="float" office:value="80.4166666666667" calcext:value-type="float">
            <text:p>80,4166666667</text:p>
          </table:table-cell>
          <table:table-cell table:formula="of:=[.O5]/60" office:value-type="float" office:value="37.1" calcext:value-type="float">
            <text:p>37,1</text:p>
          </table:table-cell>
          <table:table-cell office:value-type="float" office:value="4825" calcext:value-type="float">
            <text:p>4825</text:p>
          </table:table-cell>
          <table:table-cell office:value-type="float" office:value="2226" calcext:value-type="float">
            <text:p>2226</text:p>
          </table:table-cell>
        </table:table-row>
        <table:table-row table:style-name="ro2">
          <table:table-cell office:value-type="string" calcext:value-type="string">
            <text:p><text:a xlink:href="https://code.lauinger-it.de/studium/bp/milestones/2" xlink:type="simple">Sprint #2</text:a></text:p>
          </table:table-cell>
          <table:table-cell/>
          <table:table-cell office:value-type="string" calcext:value-type="string">
            <text:p>Orga (min)</text:p>
          </table:table-cell>
          <table:table-cell office:value-type="float" office:value="2149" calcext:value-type="float">
            <text:p>2149</text:p>
          </table:table-cell>
          <table:table-cell office:value-type="float" office:value="485" calcext:value-type="float">
            <text:p>485</text:p>
          </table:table-cell>
          <table:table-cell office:value-type="float" office:value="394" calcext:value-type="float">
            <text:p>394</text:p>
          </table:table-cell>
          <table:table-cell office:value-type="float" office:value="490" calcext:value-type="float">
            <text:p>49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Sprint 5</text:p>
          </table:table-cell>
          <table:table-cell table:formula="of:=[.N6]/60" office:value-type="float" office:value="77.5" calcext:value-type="float">
            <text:p>77,5</text:p>
          </table:table-cell>
          <table:table-cell table:formula="of:=[.O6]/60" office:value-type="float" office:value="48.0666666666667" calcext:value-type="float">
            <text:p>48,0666666667</text:p>
          </table:table-cell>
          <table:table-cell office:value-type="float" office:value="4650" calcext:value-type="float">
            <text:p>4650</text:p>
          </table:table-cell>
          <table:table-cell office:value-type="float" office:value="2884" calcext:value-type="float">
            <text:p>2884</text:p>
          </table:table-cell>
        </table:table-row>
        <table:table-row table:style-name="ro3">
          <table:table-cell table:style-name="ce2"/>
          <table:table-cell/>
          <table:table-cell office:value-type="string" calcext:value-type="string">
            <text:p>Story Points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1" office:value-type="string" calcext:value-type="string">
            <text:p>0,43 h/SP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2,34 SP/h</text:p>
          </table:table-cell>
          <table:table-cell table:style-name="ce2" table:number-columns-repeated="5"/>
          <table:table-cell/>
          <table:table-cell office:value-type="string" calcext:value-type="string">
            <text:p>User Stories</text:p>
          </table:table-cell>
          <table:table-cell table:formula="of:=SUM([.L2:.L6])" office:value-type="float" office:value="249.516666666667" calcext:value-type="float">
            <text:p>249,51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8.06.2015</text:p>
          </table:table-cell>
          <table:table-cell office:value-type="string" calcext:value-type="string">
            <text:p>User Stories (min)</text:p>
          </table:table-cell>
          <table:table-cell office:value-type="float" office:value="990" calcext:value-type="float">
            <text:p>990</text:p>
          </table:table-cell>
          <table:table-cell office:value-type="float" office:value="570" calcext:value-type="float">
            <text:p>57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rga</text:p>
          </table:table-cell>
          <table:table-cell table:formula="of:=SUM([.M2:.M6])" office:value-type="float" office:value="175.366666666667" calcext:value-type="float">
            <text:p>175,36666666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code.lauinger-it.de/studium/bp/milestones/3" xlink:type="simple">Sprint #3</text:a></text:p>
          </table:table-cell>
          <table:table-cell/>
          <table:table-cell office:value-type="string" calcext:value-type="string">
            <text:p>Orga (min)</text:p>
          </table:table-cell>
          <table:table-cell office:value-type="float" office:value="1615" calcext:value-type="float">
            <text:p>1615</text:p>
          </table:table-cell>
          <table:table-cell office:value-type="float" office:value="60" calcext:value-type="float">
            <text:p>60</text:p>
          </table:table-cell>
          <table:table-cell office:value-type="float" office:value="625" calcext:value-type="float">
            <text:p>625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3">
          <table:table-cell table:style-name="ce2"/>
          <table:table-cell/>
          <table:table-cell office:value-type="string" calcext:value-type="string">
            <text:p>Story Point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L8:.L9])" office:value-type="float" office:value="424.883333333333" calcext:value-type="float">
            <text:p>424,8833333333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1" office:value-type="string" calcext:value-type="string">
            <text:p>0,83 h/SP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1,21 SP/h</text:p>
          </table:table-cell>
          <table:table-cell table:style-name="ce2" table:number-columns-repeated="5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er Stories (min)</text:p>
          </table:table-cell>
          <table:table-cell office:value-type="float" office:value="4825" calcext:value-type="float">
            <text:p>4825</text:p>
          </table:table-cell>
          <table:table-cell office:value-type="float" office:value="1140" calcext:value-type="float">
            <text:p>1140</text:p>
          </table:table-cell>
          <table:table-cell office:value-type="float" office:value="1391" calcext:value-type="float">
            <text:p>1391</text:p>
          </table:table-cell>
          <table:table-cell office:value-type="float" office:value="750" calcext:value-type="float">
            <text:p>750</text:p>
          </table:table-cell>
          <table:table-cell office:value-type="float" office:value="310" calcext:value-type="float">
            <text:p>310</text:p>
          </table:table-cell>
          <table:table-cell office:value-type="float" office:value="1234" calcext:value-type="float">
            <text:p>12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code.lauinger-it.de/studium/bp/milestones/4" xlink:type="simple">Sprint #4</text:a></text:p>
          </table:table-cell>
          <table:table-cell/>
          <table:table-cell office:value-type="string" calcext:value-type="string">
            <text:p>Orga (min)</text:p>
          </table:table-cell>
          <table:table-cell office:value-type="float" office:value="2226" calcext:value-type="float">
            <text:p>2226</text:p>
          </table:table-cell>
          <table:table-cell office:value-type="float" office:value="90" calcext:value-type="float">
            <text:p>90</text:p>
          </table:table-cell>
          <table:table-cell office:value-type="float" office:value="1246" calcext:value-type="float">
            <text:p>1246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510" calcext:value-type="float">
            <text:p>510</text:p>
          </table:table-cell>
          <table:table-cell table:number-columns-repeated="6"/>
        </table:table-row>
        <table:table-row table:style-name="ro3">
          <table:table-cell table:style-name="ce2"/>
          <table:table-cell/>
          <table:table-cell office:value-type="string" calcext:value-type="string">
            <text:p>Story Points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1" office:value-type="string" calcext:value-type="string">
            <text:p>0,86 h/SP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1,16 SP/h</text:p>
          </table:table-cell>
          <table:table-cell table:style-name="ce2" table:number-columns-repeated="5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ser Stories (min)</text:p>
          </table:table-cell>
          <table:table-cell office:value-type="float" office:value="4650.2" calcext:value-type="float">
            <text:p>4650,2</text:p>
          </table:table-cell>
          <table:table-cell office:value-type="float" office:value="630" calcext:value-type="float">
            <text:p>630</text:p>
          </table:table-cell>
          <table:table-cell office:value-type="float" office:value="1195.2" calcext:value-type="float">
            <text:p>1195,2</text:p>
          </table:table-cell>
          <table:table-cell office:value-type="float" office:value="1300" calcext:value-type="float">
            <text:p>1300</text:p>
          </table:table-cell>
          <table:table-cell office:value-type="float" office:value="445" calcext:value-type="float">
            <text:p>445</text:p>
          </table:table-cell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code.lauinger-it.de/studium/bp/milestones/5" xlink:type="simple">Sprint #5</text:a></text:p>
          </table:table-cell>
          <table:table-cell/>
          <table:table-cell office:value-type="string" calcext:value-type="string">
            <text:p>Orga (min)</text:p>
          </table:table-cell>
          <table:table-cell office:value-type="float" office:value="2884.2" calcext:value-type="float">
            <text:p>2884,2</text:p>
          </table:table-cell>
          <table:table-cell office:value-type="float" office:value="120" calcext:value-type="float">
            <text:p>120</text:p>
          </table:table-cell>
          <table:table-cell office:value-type="float" office:value="700.2" calcext:value-type="float">
            <text:p>700,2</text:p>
          </table:table-cell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office:value-type="float" office:value="1374" calcext:value-type="float">
            <text:p>1374</text:p>
          </table:table-cell>
          <table:table-cell table:number-columns-repeated="6"/>
        </table:table-row>
        <table:table-row table:style-name="ro3">
          <table:table-cell table:style-name="ce2"/>
          <table:table-cell/>
          <table:table-cell office:value-type="string" calcext:value-type="string">
            <text:p>Story Points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1" office:value-type="string" calcext:value-type="string">
            <text:p>1,01 h/SP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1,01 SP/h</text:p>
          </table:table-cell>
          <table:table-cell table:style-name="ce2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02:48:09.792846614</meta:creation-date>
    <dc:date>2015-07-16T03:12:52.524519452</dc:date>
    <meta:editing-duration>PT8M41S</meta:editing-duration>
    <meta:editing-cycles>2</meta:editing-cycles>
    <meta:generator>LibreOffice/4.4.4.3$Linux_X86_64 LibreOffice_project/40m0$Build-3</meta:generator>
    <meta:document-statistic meta:table-count="1" meta:cell-count="1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56cm" svg:height="8.197cm" xlink:href=".." xlink:type="simple" chart:class="chart:bar" chart:style-name="ch1">
        <chart:legend chart:legend-position="end" svg:x="19.011cm" svg:y="3.55cm" style:legend-expansion="high" chart:style-name="ch2"/>
        <chart:plot-area chart:style-name="ch3" table:cell-range-address="Sheet1.K1:Sheet1.M6" chart:data-source-has-labels="both" svg:x="0.437cm" svg:y="0.163cm" svg:width="18.137cm" svg:height="7.871cm">
          <chartooo:coordinate-region svg:x="1.111cm" svg:y="0.362cm" svg:width="17.463cm" svg:height="7.025cm"/>
          <chart:axis chart:dimension="x" chart:name="primary-x" chart:style-name="ch4" chartooo:axis-type="auto">
            <chartooo:date-scale/>
            <chart:categories table:cell-range-address="Sheet1.K2:Sheet1.K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6" chart:label-cell-address="Sheet1.L1:Sheet1.L1" chart:class="chart:bar">
            <chart:data-point chart:repeated="5"/>
          </chart:series>
          <chart:series chart:style-name="ch8" chart:values-cell-range-address="Sheet1.M2:Sheet1.M6" chart:label-cell-address="Sheet1.M1:Sheet1.M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Stories</text:p>
                <draw:g>
                  <svg:desc>Sheet1.L1:Sheet1.L1</svg:desc>
                </draw:g>
              </table:table-cell>
              <table:table-cell office:value-type="string">
                <text:p>Orga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1</text:p>
                <draw:g>
                  <svg:desc>Sheet1.K2:Sheet1.K6</svg:desc>
                </draw:g>
              </table:table-cell>
              <table:table-cell office:value-type="float" office:value="28.9666666666667">
                <text:p>28.9666666666667</text:p>
                <draw:g>
                  <svg:desc>Sheet1.L2:Sheet1.L6</svg:desc>
                </draw:g>
              </table:table-cell>
              <table:table-cell office:value-type="float" office:value="27.4666666666667">
                <text:p>27.4666666666667</text:p>
                <draw:g>
                  <svg:desc>Sheet1.M2:Sheet1.M6</svg:desc>
                </draw:g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46.1333333333333">
                <text:p>46.1333333333333</text:p>
              </table:table-cell>
              <table:table-cell office:value-type="float" office:value="35.8166666666667">
                <text:p>35.8166666666667</text:p>
              </table:table-cell>
            </table:table-row>
            <table:table-row>
              <table:table-cell office:value-type="string">
                <text:p>Sprint 3</text:p>
              </table:table-cell>
              <table:table-cell office:value-type="float" office:value="16.5">
                <text:p>16.5</text:p>
              </table:table-cell>
              <table:table-cell office:value-type="float" office:value="26.9166666666667">
                <text:p>26.9166666666667</text:p>
              </table:table-cell>
            </table:table-row>
            <table:table-row>
              <table:table-cell office:value-type="string">
                <text:p>Sprint 4</text:p>
              </table:table-cell>
              <table:table-cell office:value-type="float" office:value="80.4166666666667">
                <text:p>80.4166666666667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Sprint 5</text:p>
              </table:table-cell>
              <table:table-cell office:value-type="float" office:value="77.5">
                <text:p>77.5</text:p>
              </table:table-cell>
              <table:table-cell office:value-type="float" office:value="48.0666666666667">
                <text:p>48.0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24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0.473cm" xlink:href=".." xlink:type="simple" chart:class="chart:circle" chart:style-name="ch1">
        <chart:legend chart:legend-position="end" svg:x="13.155cm" svg:y="4.688cm" style:legend-expansion="high" chart:style-name="ch2"/>
        <chart:plot-area chart:style-name="ch3" table:cell-range-address="Sheet1.K8:Sheet1.L9" chart:data-source-has-labels="column" svg:x="0.32cm" svg:y="0.209cm" svg:width="12.515cm" svg:height="10.055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0.32cm" svg:y="1.482cm" svg:width="12.515cm" svg:height="7.509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K8:Sheet1.K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L8:Sheet1.L9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User Stories</text:p>
                <draw:g>
                  <svg:desc>Sheet1.K8:Sheet1.K9</svg:desc>
                </draw:g>
              </table:table-cell>
              <table:table-cell office:value-type="float" office:value="249.516666666667">
                <text:p>249.516666666667</text:p>
                <draw:g>
                  <svg:desc>Sheet1.L8:Sheet1.L9</svg:desc>
                </draw:g>
              </table:table-cell>
            </table:table-row>
            <table:table-row>
              <table:table-cell office:value-type="string">
                <text:p>Orga</text:p>
              </table:table-cell>
              <table:table-cell office:value-type="float" office:value="175.366666666667">
                <text:p>175.3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